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B0000038BD99195F5DD55FE79.png" manifest:media-type="image/png"/>
  <manifest:file-entry manifest:full-path="Pictures/100000010000076500000391750ACF0878C631F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24d96"/>
    </style:style>
    <style:style style:name="T1" style:family="text">
      <style:text-properties fo:font-size="18pt" fo:font-weight="bold" style:font-size-asian="18pt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344cm" svg:y="11.104cm" svg:width="17cm" svg:height="8.05cm" draw:z-index="0"><draw:image xlink:href="Pictures/100000010000077B0000038BD99195F5DD55FE79.png" xlink:type="simple" xlink:show="embed" xlink:actuate="onLoad" draw:mime-type="image/png"/></draw:frame><draw:frame draw:style-name="fr1" draw:name="Image2" text:anchor-type="char" svg:x="0.196cm" svg:y="2.064cm" svg:width="17cm" svg:height="8.199cm" draw:z-index="1"><draw:image xlink:href="Pictures/100000010000076500000391750ACF0878C631FB.png" xlink:type="simple" xlink:show="embed" xlink:actuate="onLoad" draw:mime-type="image/png"/></draw:frame><text:span text:style-name="T1">Upload an 5 images to IBM object storage and make it public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0T09:36:46.369000000</dc:date>
    <meta:editing-duration>PT2M16S</meta:editing-duration>
    <meta:editing-cycles>1</meta:editing-cycles>
    <meta:document-statistic meta:table-count="0" meta:image-count="2" meta:object-count="0" meta:page-count="1" meta:paragraph-count="1" meta:word-count="12" meta:character-count="59" meta:non-whitespace-character-count="48"/>
    <meta:generator>LibreOffice/7.3.3.2$Windows_X86_64 LibreOffice_project/d1d0ea68f081ee2800a922cac8f79445e4603348</meta:generator>
  </office:meta>
</office:document-meta>
</file>